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c08fa" officeooo:paragraph-rsid="000c08fa"/>
    </style:style>
    <style:style style:name="P3" style:family="paragraph" style:parent-style-name="Text_20_body">
      <style:paragraph-properties fo:text-align="start" style:justify-single-word="false"/>
      <style:text-properties officeooo:rsid="000c08fa" officeooo:paragraph-rsid="000ded36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e5c43" officeooo:paragraph-rsid="000e5c43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0e5c43" officeooo:paragraph-rsid="000ded36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0c08fa" officeooo:paragraph-rsid="000ded36"/>
    </style:style>
    <style:style style:name="P7" style:family="paragraph" style:parent-style-name="Text_20_body" style:list-style-name="L2">
      <style:paragraph-properties fo:text-align="start" style:justify-single-word="false"/>
      <style:text-properties officeooo:rsid="000fdb16" officeooo:paragraph-rsid="000ded36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126f50" officeooo:paragraph-rsid="00126f50"/>
    </style:style>
    <style:style style:name="T1" style:family="text">
      <style:text-properties officeooo:rsid="000e5c43"/>
    </style:style>
    <style:style style:name="T2" style:family="text">
      <style:text-properties officeooo:rsid="000fdb16"/>
    </style:style>
    <style:style style:name="T3" style:family="text">
      <style:text-properties officeooo:rsid="0010c791"/>
    </style:style>
    <style:style style:name="T4" style:family="text">
      <style:text-properties officeooo:rsid="00126f50"/>
    </style:style>
    <style:style style:name="T5" style:family="text">
      <style:text-properties officeooo:rsid="00137f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genharia III - Especificação do Trabalho do Semestre </text:p>
      <text:p text:style-name="P1"/>
      <text:p text:style-name="P2">Nome: Bruno F. S. Beltrame</text:p>
      <text:p text:style-name="P2">Data: 25/02/2019</text:p>
      <text:p text:style-name="P2">Entrega: 24/06/2019</text:p>
      <text:p text:style-name="P2"/>
      <text:p text:style-name="P3">Tema do trabalho: Sistema para gestão de contas e gastos.</text:p>
      <text:p text:style-name="P3"/>
      <text:p text:style-name="P3">Escopo: </text:p>
      <text:list xml:id="list2036786703" text:style-name="L1">
        <text:list-item>
          <text:p text:style-name="P4">Cadastros:</text:p>
          <text:list>
            <text:list-item>
              <text:p text:style-name="P4">Usuários.</text:p>
            </text:list-item>
            <text:list-item>
              <text:p text:style-name="P4">Contas.</text:p>
            </text:list-item>
          </text:list>
        </text:list-item>
      </text:list>
      <text:list xml:id="list3360372749" text:style-name="L2">
        <text:list-item>
          <text:p text:style-name="P6"><text:span text:style-name="T1">Lançamentos</text:span>: </text:p>
          <text:list>
            <text:list-item>
              <text:p text:style-name="P6"><text:span text:style-name="T1">Despesas</text:span>. </text:p>
            </text:list-item>
            <text:list-item>
              <text:p text:style-name="P6"><text:span text:style-name="T1">Rendas</text:span>. </text:p>
            </text:list-item>
            <text:list-item>
              <text:p text:style-name="P5">Transferência. </text:p>
            </text:list-item>
          </text:list>
        </text:list-item>
        <text:list-item>
          <text:p text:style-name="P7">Definir <text:span text:style-name="T5">metas/objetivos</text:span>.</text:p>
        </text:list-item>
        <text:list-item>
          <text:p text:style-name="P7">Armazena<text:span text:style-name="T3">r</text:span> Comprovante<text:span text:style-name="T3">s</text:span> de Compras. </text:p>
        </text:list-item>
        <text:list-item>
          <text:p text:style-name="P6"><text:span text:style-name="T2">Gráficos de despesas/rendas</text:span>.</text:p>
        </text:list-item>
        <text:list-item>
          <text:p text:style-name="P6">Controle de fluxo de <text:span text:style-name="T2">contas</text:span>.</text:p>
        </text:list-item>
        <text:list-item>
          <text:p text:style-name="P6"><text:span text:style-name="T1">R</text:span>elatórios: </text:p>
          <text:list>
            <text:list-item>
              <text:p text:style-name="P6"><text:span text:style-name="T4">Despesas X Receitas</text:span>.</text:p>
            </text:list-item>
            <text:list-item>
              <text:p text:style-name="P8">Despesa/Renda por categoria.</text:p>
            </text:list-item>
            <text:list-item>
              <text:p text:style-name="P6"><text:span text:style-name="T4">Extrato de Contas/Cartões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51:16.480000000</meta:creation-date>
    <meta:editing-duration>PT7M45S</meta:editing-duration>
    <meta:editing-cycles>8</meta:editing-cycles>
    <meta:generator>LibreOffice/6.2.0.3$Windows_X86_64 LibreOffice_project/98c6a8a1c6c7b144ce3cc729e34964b47ce25d62</meta:generator>
    <dc:date>2019-02-25T21:58:55.948000000</dc:date>
    <meta:document-statistic meta:table-count="0" meta:image-count="0" meta:object-count="0" meta:page-count="1" meta:paragraph-count="21" meta:word-count="74" meta:character-count="469" meta:non-whitespace-character-count="423"/>
  </office:meta>
</office:document-meta>
</file>